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rac>
              <mn>1</mn>
              <msub>
                <mi>a</mi>
                <mn>0</mn>
              </msub>
            </mfrac>
          </mrow>
        </mtd>
      </mtr>
      <mtr>
        <mtd>
          <mrow/>
        </mtd>
      </mtr>
      <mtr>
        <mtd>
          <mrow>
            <mfrac>
              <mn>1</mn>
              <mrow>
                <mrow>
                  <msub>
                    <mi>a</mi>
                    <mn>0</mn>
                  </msub>
                  <mo stretchy="false">+</mo>
                  <msub>
                    <mi>a</mi>
                    <mn>1</mn>
                  </msub>
                </mrow>
                <mo stretchy="false">ϵ</mo>
              </mrow>
            </mfrac>
          </mrow>
        </mtd>
      </mtr>
      <mtr>
        <mtd>
          <mrow>
            <mfrac>
              <mrow>
                <mrow>
                  <msub>
                    <mi>a</mi>
                    <mn>0</mn>
                  </msub>
                  <mo stretchy="false">−</mo>
                  <msub>
                    <mi>a</mi>
                    <mn>1</mn>
                  </msub>
                </mrow>
                <mo stretchy="false">ϵ</mo>
              </mrow>
              <mrow>
                <mrow>
                  <mo stretchy="false">(</mo>
                  <mrow>
                    <mrow>
                      <msub>
                        <mi>a</mi>
                        <mn>0</mn>
                      </msub>
                      <mo stretchy="false">+</mo>
                      <msub>
                        <mi>a</mi>
                        <mn>1</mn>
                      </msub>
                    </mrow>
                    <mo stretchy="false">ϵ</mo>
                  </mrow>
                  <mo stretchy="false">)</mo>
                </mrow>
                <mrow>
                  <mo stretchy="false">(</mo>
                  <mrow>
                    <mrow>
                      <msub>
                        <mi>a</mi>
                        <mn>0</mn>
                      </msub>
                      <mo stretchy="false">−</mo>
                      <msub>
                        <mi>a</mi>
                        <mn>1</mn>
                      </msub>
                    </mrow>
                    <mo stretchy="false">ϵ</mo>
                  </mrow>
                  <mo stretchy="false">)</mo>
                </mrow>
              </mrow>
            </mfrac>
          </mrow>
        </mtd>
      </mtr>
      <mtr>
        <mtd>
          <mrow>
            <mfrac>
              <mrow>
                <mrow>
                  <msub>
                    <mi>a</mi>
                    <mn>0</mn>
                  </msub>
                  <mo stretchy="false">−</mo>
                  <msub>
                    <mi>a</mi>
                    <mn>1</mn>
                  </msub>
                </mrow>
                <mo stretchy="false">ϵ</mo>
              </mrow>
              <mrow>
                <msubsup>
                  <mi>a</mi>
                  <mn>0</mn>
                  <mn>2</mn>
                </msubsup>
              </mrow>
            </mfrac>
          </mrow>
        </mtd>
      </mtr>
      <mtr>
        <mtd>
          <mrow/>
        </mtd>
      </mtr>
      <mtr>
        <mtd>
          <mrow>
            <mfrac>
              <mn>1</mn>
              <mrow>
                <mrow>
                  <msub>
                    <mi>a</mi>
                    <mn>0</mn>
                  </msub>
                  <mo stretchy="false">+</mo>
                  <msub>
                    <mi>a</mi>
                    <mn>1</mn>
                  </msub>
                </mrow>
                <mrow>
                  <mo stretchy="false">ϵ</mo>
                  <mo stretchy="false">+</mo>
                  <msub>
                    <mi>a</mi>
                    <mn>2</mn>
                  </msub>
                </mrow>
                <msup>
                  <mo stretchy="false">ϵ</mo>
                  <mn>2</mn>
                </msup>
              </mrow>
            </mfrac>
          </mrow>
        </mtd>
      </mtr>
      <mtr>
        <mtd>
          <mrow>
            <mfrac>
              <mrow>
                <mrow>
                  <msub>
                    <mi>a</mi>
                    <mn>0</mn>
                  </msub>
                  <mo stretchy="false">−</mo>
                  <msub>
                    <mi>a</mi>
                    <mn>1</mn>
                  </msub>
                </mrow>
                <mrow>
                  <mo stretchy="false">ϵ</mo>
                  <mo stretchy="false">−</mo>
                  <msub>
                    <mi>a</mi>
                    <mn>2</mn>
                  </msub>
                </mrow>
                <msup>
                  <mo stretchy="false">ϵ</mo>
                  <mn>2</mn>
                </msup>
              </mrow>
              <mrow>
                <mrow>
                  <mo stretchy="false">(</mo>
                  <mrow>
                    <mrow>
                      <msub>
                        <mi>a</mi>
                        <mn>0</mn>
                      </msub>
                      <mo stretchy="false">+</mo>
                      <msub>
                        <mi>a</mi>
                        <mn>1</mn>
                      </msub>
                    </mrow>
                    <mrow>
                      <mo stretchy="false">ϵ</mo>
                      <mo stretchy="false">+</mo>
                      <msub>
                        <mi>a</mi>
                        <mn>2</mn>
                      </msub>
                    </mrow>
                    <msup>
                      <mo stretchy="false">ϵ</mo>
                      <mn>2</mn>
                    </msup>
                  </mrow>
                  <mo stretchy="false">)</mo>
                </mrow>
                <mrow>
                  <mo stretchy="false">(</mo>
                  <mrow>
                    <mrow>
                      <msub>
                        <mi>a</mi>
                        <mn>0</mn>
                      </msub>
                      <mo stretchy="false">−</mo>
                      <msub>
                        <mi>a</mi>
                        <mn>1</mn>
                      </msub>
                    </mrow>
                    <mrow>
                      <mo stretchy="false">ϵ</mo>
                      <mo stretchy="false">−</mo>
                      <msub>
                        <mi>a</mi>
                        <mn>2</mn>
                      </msub>
                    </mrow>
                    <msup>
                      <mo stretchy="false">ϵ</mo>
                      <mn>2</mn>
                    </msup>
                  </mrow>
                  <mo stretchy="false">)</mo>
                </mrow>
              </mrow>
            </mfrac>
          </mrow>
        </mtd>
      </mtr>
      <mtr>
        <mtd>
          <mrow>
            <mfrac>
              <mrow>
                <mrow>
                  <msub>
                    <mi>a</mi>
                    <mn>0</mn>
                  </msub>
                  <mo stretchy="false">−</mo>
                  <msub>
                    <mi>a</mi>
                    <mn>1</mn>
                  </msub>
                </mrow>
                <mrow>
                  <mo stretchy="false">ϵ</mo>
                  <mo stretchy="false">−</mo>
                  <msub>
                    <mi>a</mi>
                    <mn>2</mn>
                  </msub>
                </mrow>
                <msup>
                  <mo stretchy="false">ϵ</mo>
                  <mn>2</mn>
                </msup>
              </mrow>
              <mrow>
                <mrow>
                  <msubsup>
                    <mi>a</mi>
                    <mn>0</mn>
                    <mn>2</mn>
                  </msubsup>
                  <mo stretchy="false">+</mo>
                  <mrow>
                    <mo stretchy="false">(</mo>
                    <mrow>
                      <mrow>
                        <mo stretchy="false">−</mo>
                        <msub>
                          <mi>a</mi>
                          <mn>0</mn>
                        </msub>
                      </mrow>
                      <mrow>
                        <msub>
                          <mi>a</mi>
                          <mn>1</mn>
                        </msub>
                        <mo stretchy="false">+</mo>
                        <msub>
                          <mi>a</mi>
                          <mn>1</mn>
                        </msub>
                      </mrow>
                      <msub>
                        <mi>a</mi>
                        <mn>0</mn>
                      </msub>
                    </mrow>
                    <mo stretchy="false">)</mo>
                  </mrow>
                </mrow>
                <mrow>
                  <mo stretchy="false">ϵ</mo>
                  <mo stretchy="false">+</mo>
                  <mrow>
                    <mo stretchy="false">(</mo>
                    <mrow>
                      <mrow>
                        <mo stretchy="false">−</mo>
                        <msub>
                          <mi>a</mi>
                          <mn>0</mn>
                        </msub>
                      </mrow>
                      <mrow>
                        <msub>
                          <mi>a</mi>
                          <mn>2</mn>
                        </msub>
                        <mo stretchy="false">−</mo>
                        <msub>
                          <mi>a</mi>
                          <mn>1</mn>
                        </msub>
                      </mrow>
                      <mrow>
                        <msub>
                          <mi>a</mi>
                          <mn>1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>
                        <mi>a</mi>
                        <mn>0</mn>
                      </msub>
                    </mrow>
                    <mo stretchy="false">)</mo>
                  </mrow>
                </mrow>
                <msup>
                  <mo stretchy="false">ϵ</mo>
                  <mn>2</mn>
                </msup>
              </mrow>
            </mfrac>
          </mrow>
        </mtd>
      </mtr>
      <mtr>
        <mtd>
          <mrow>
            <mfrac>
              <mrow>
                <mrow>
                  <msub>
                    <mi>a</mi>
                    <mn>0</mn>
                  </msub>
                  <mo stretchy="false">−</mo>
                  <msub>
                    <mi>a</mi>
                    <mn>1</mn>
                  </msub>
                </mrow>
                <mrow>
                  <mo stretchy="false">ϵ</mo>
                  <mo stretchy="false">−</mo>
                  <msub>
                    <mi>a</mi>
                    <mn>2</mn>
                  </msub>
                </mrow>
                <msup>
                  <mo stretchy="false">ϵ</mo>
                  <mn>2</mn>
                </msup>
              </mrow>
              <mrow>
                <mrow>
                  <msubsup>
                    <mi>a</mi>
                    <mn>0</mn>
                    <mn>2</mn>
                  </msubsup>
                  <mo stretchy="false">+</mo>
                  <mrow>
                    <mo stretchy="false">(</mo>
                    <mrow>
                      <mrow>
                        <mo stretchy="false">−</mo>
                        <msub>
                          <mi>a</mi>
                          <mn>0</mn>
                        </msub>
                      </mrow>
                      <mrow>
                        <msub>
                          <mi>a</mi>
                          <mn>2</mn>
                        </msub>
                        <mo stretchy="false">−</mo>
                        <msub>
                          <mi>a</mi>
                          <mn>1</mn>
                        </msub>
                      </mrow>
                      <mrow>
                        <msub>
                          <mi>a</mi>
                          <mn>1</mn>
                        </msub>
                        <mo stretchy="false">+</mo>
                        <msub>
                          <mi>a</mi>
                          <mn>2</mn>
                        </msub>
                      </mrow>
                      <msub>
                        <mi>a</mi>
                        <mn>0</mn>
                      </msub>
                    </mrow>
                    <mo stretchy="false">)</mo>
                  </mrow>
                </mrow>
                <msup>
                  <mo stretchy="false">ϵ</mo>
                  <mn>2</mn>
                </msup>
              </mrow>
            </mfrac>
          </mrow>
        </mtd>
      </mtr>
      <mtr>
        <mtd>
          <mrow>
            <mfrac>
              <mrow>
                <mrow>
                  <mo stretchy="false">(</mo>
                  <mrow>
                    <mrow>
                      <msub>
                        <mi>a</mi>
                        <mn>0</mn>
                      </msub>
                      <mo stretchy="false">−</mo>
                      <msub>
                        <mi>a</mi>
                        <mn>1</mn>
                      </msub>
                    </mrow>
                    <mrow>
                      <mo stretchy="false">ϵ</mo>
                      <mo stretchy="false">−</mo>
                      <msub>
                        <mi>a</mi>
                        <mn>2</mn>
                      </msub>
                    </mrow>
                    <msup>
                      <mo stretchy="false">ϵ</mo>
                      <mn>2</mn>
                    </msup>
                  </mrow>
                  <mo stretchy="false">)</mo>
                </mrow>
                <mrow>
                  <mo stretchy="fals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row>
                        <mo stretchy="false">(</mo>
                        <mrow>
                          <mrow>
                            <mo stretchy="false">−</mo>
                            <msub>
                              <mi>a</mi>
                              <mn>0</mn>
                            </msub>
                          </mrow>
                          <mrow>
                            <msub>
                              <mi>a</mi>
                              <mn>2</mn>
                            </msub>
                            <mo stretchy="false">−</mo>
                            <msub>
                              <mi>a</mi>
                              <mn>1</mn>
                            </msub>
                          </mrow>
                          <mrow>
                            <msub>
                              <mi>a</mi>
                              <mn>1</mn>
                            </msub>
                            <mo stretchy="false">+</mo>
                            <msub>
                              <mi>a</mi>
                              <mn>2</mn>
                            </msub>
                          </mrow>
                          <msub>
                            <mi>a</mi>
                            <mn>0</mn>
                          </msub>
                        </mrow>
                        <mo stretchy="false">)</mo>
                      </mrow>
                    </mrow>
                    <msup>
                      <mo stretchy="false">ϵ</mo>
                      <mn>2</mn>
                    </msup>
                  </mrow>
                  <mo stretchy="false">)</mo>
                </mrow>
              </mrow>
              <mrow>
                <mrow>
                  <mo stretchy="false">(</mo>
                  <mrow>
                    <mrow>
                      <msubsup>
                        <mi>a</mi>
                        <mn>0</mn>
                        <mn>2</mn>
                      </msubsup>
                      <mo stretchy="false">+</mo>
                      <mrow>
                        <mo stretchy="false">(</mo>
                        <mrow>
                          <mrow>
                            <mo stretchy="false">−</mo>
                            <msub>
                              <mi>a</mi>
                              <mn>0</mn>
                            </msub>
                          </mrow>
                          <mrow>
                            <msub>
                              <mi>a</mi>
                              <mn>2</mn>
                            </msub>
                            <mo stretchy="false">−</mo>
                            <msub>
                              <mi>a</mi>
                              <mn>1</mn>
                            </msub>
                          </mrow>
                          <mrow>
                            <msub>
                              <mi>a</mi>
                              <mn>1</mn>
                            </msub>
                            <mo stretchy="false">+</mo>
                            <msub>
                              <mi>a</mi>
                              <mn>2</mn>
                            </msub>
                          </mrow>
                          <msub>
                            <mi>a</mi>
                            <mn>0</mn>
                          </msub>
                        </mrow>
                        <mo stretchy="false">)</mo>
                      </mrow>
                    </mrow>
                    <msup>
                      <mo stretchy="false">ϵ</mo>
                      <mn>2</mn>
                    </msup>
                  </mrow>
                  <mo stretchy="false">)</mo>
                </mrow>
                <mrow>
                  <mo stretchy="false">(</mo>
                  <mrow>
                    <mrow>
                      <msubsup>
                        <mi>a</mi>
                        <mn>0</mn>
                        <mn>2</mn>
                      </msubsup>
                      <mo stretchy="false">−</mo>
                      <mrow>
                        <mo stretchy="false">(</mo>
                        <mrow>
                          <mrow>
                            <mo stretchy="false">−</mo>
                            <msub>
                              <mi>a</mi>
                              <mn>0</mn>
                            </msub>
                          </mrow>
                          <mrow>
                            <msub>
                              <mi>a</mi>
                              <mn>2</mn>
                            </msub>
                            <mo stretchy="false">−</mo>
                            <msub>
                              <mi>a</mi>
                              <mn>1</mn>
                            </msub>
                          </mrow>
                          <mrow>
                            <msub>
                              <mi>a</mi>
                              <mn>1</mn>
                            </msub>
                            <mo stretchy="false">+</mo>
                            <msub>
                              <mi>a</mi>
                              <mn>2</mn>
                            </msub>
                          </mrow>
                          <msub>
                            <mi>a</mi>
                            <mn>0</mn>
                          </msub>
                        </mrow>
                        <mo stretchy="false">)</mo>
                      </mrow>
                    </mrow>
                    <msup>
                      <mo stretchy="false">ϵ</mo>
                      <mn>2</mn>
                    </msup>
                  </mrow>
                  <mo stretchy="false">)</mo>
                </mrow>
              </mrow>
            </mfrac>
          </mrow>
        </mtd>
      </mtr>
      <mtr>
        <mtd>
          <mrow>
            <mfrac>
              <mrow>
                <mrow>
                  <msubsup>
                    <mi>a</mi>
                    <mn>0</mn>
                    <mn>3</mn>
                  </msubsup>
                  <mo stretchy="false">−</mo>
                  <msub>
                    <mi>a</mi>
                    <mn>1</mn>
                  </msub>
                </mrow>
                <msubsup>
                  <mi>a</mi>
                  <mn>0</mn>
                  <mn>2</mn>
                </msubsup>
                <mrow>
                  <mo stretchy="false">ϵ</mo>
                  <mo stretchy="false">+</mo>
                  <mrow>
                    <mo stretchy="false">(</mo>
                    <mrow>
                      <mrow>
                        <mo stretchy="false">−</mo>
                        <msub>
                          <mi>a</mi>
                          <mn>0</mn>
                        </msub>
                      </mrow>
                      <mrow>
                        <mrow>
                          <mo stretchy="false">(</mo>
                          <mrow>
                            <mrow>
                              <mo stretchy="false">−</mo>
                              <msub>
                                <mi>a</mi>
                                <mn>0</mn>
                              </msub>
                            </mrow>
                            <mrow>
                              <msub>
                                <mi>a</mi>
                                <mn>2</mn>
                              </msub>
                              <mo stretchy="false">−</mo>
                              <msub>
                                <mi>a</mi>
                                <mn>1</mn>
                              </msub>
                            </mrow>
                            <mrow>
                              <msub>
                                <mi>a</mi>
                                <mn>1</mn>
                              </msub>
                              <mo stretchy="false">+</mo>
                              <msub>
                                <mi>a</mi>
                                <mn>2</mn>
                              </msub>
                            </mrow>
                            <msub>
                              <mi>a</mi>
                              <mn>0</mn>
                            </msub>
                          </mrow>
                          <mo stretchy="false">)</mo>
                        </mrow>
                        <mo stretchy="false">−</mo>
                        <msub>
                          <mi>a</mi>
                          <mn>2</mn>
                        </msub>
                      </mrow>
                      <msubsup>
                        <mi>a</mi>
                        <mn>0</mn>
                        <mn>2</mn>
                      </msubsup>
                    </mrow>
                    <mo stretchy="false">)</mo>
                  </mrow>
                </mrow>
                <msup>
                  <mo stretchy="false">ϵ</mo>
                  <mn>2</mn>
                </msup>
              </mrow>
              <mrow>
                <msubsup>
                  <mi>a</mi>
                  <mn>0</mn>
                  <mn>4</mn>
                </msubsup>
              </mrow>
            </mfrac>
          </mrow>
        </mtd>
      </mtr>
      <mtr>
        <mtd>
          <mrow>
            <mrow>
              <mfrac>
                <mn>1</mn>
                <msub>
                  <mi>a</mi>
                  <mn>0</mn>
                </msub>
              </mfrac>
              <mo stretchy="false">−</mo>
              <mfrac>
                <msub>
                  <mi>a</mi>
                  <mn>1</mn>
                </msub>
                <msubsup>
                  <mi>a</mi>
                  <mn>0</mn>
                  <mn>2</mn>
                </msubsup>
              </mfrac>
            </mrow>
            <mrow>
              <mo stretchy="false">ϵ</mo>
              <mo stretchy="false">−</mo>
              <mfrac>
                <mrow>
                  <mo stretchy="false">(</mo>
                  <mrow>
                    <mrow>
                      <mrow>
                        <mo stretchy="false">(</mo>
                        <mrow>
                          <mrow>
                            <mo stretchy="false">−</mo>
                            <msub>
                              <mi>a</mi>
                              <mn>0</mn>
                            </msub>
                          </mrow>
                          <mrow>
                            <msub>
                              <mi>a</mi>
                              <mn>2</mn>
                            </msub>
                            <mo stretchy="false">−</mo>
                            <msub>
                              <mi>a</mi>
                              <mn>1</mn>
                            </msub>
                          </mrow>
                          <mrow>
                            <msub>
                              <mi>a</mi>
                              <mn>1</mn>
                            </msub>
                            <mo stretchy="false">+</mo>
                            <msub>
                              <mi>a</mi>
                              <mn>2</mn>
                            </msub>
                          </mrow>
                          <msub>
                            <mi>a</mi>
                            <mn>0</mn>
                          </msub>
                        </mrow>
                        <mo stretchy="false">)</mo>
                      </mrow>
                      <mo stretchy="false">+</mo>
                      <msub>
                        <mi>a</mi>
                        <mn>2</mn>
                      </msub>
                    </mrow>
                    <msub>
                      <mi>a</mi>
                      <mn>0</mn>
                    </msub>
                  </mrow>
                  <mo stretchy="false">)</mo>
                </mrow>
                <msubsup>
                  <mi>a</mi>
                  <mn>0</mn>
                  <mn>3</mn>
                </msubsup>
              </mfrac>
            </mrow>
            <msup>
              <mo stretchy="false">ϵ</mo>
              <mn>2</mn>
            </msup>
          </mrow>
        </mtd>
      </mtr>
    </mtable>
    <annotation encoding="StarMath 5.0">1 over a sub 0 newline
newline
1 over {a sub 0 + a sub 1 %epsilon} newline
{a sub 0 - a sub 1 %epsilon} over {(a sub 0 + a sub 1 %epsilon)(a sub 0 - a sub 1 %epsilon)} newline
{a sub 0 - a sub 1 %epsilon} over {a sub 0 sup 2} newline
newline
1 over {a sub 0 + a sub 1 %epsilon + a sub 2 %epsilon sup 2} newline
{a sub 0 - a sub 1 %epsilon - a sub 2 %epsilon sup 2} over {(a sub 0 + a sub 1 %epsilon + a sub 2 %epsilon sup 2)(a sub 0 - a sub 1 %epsilon - a sub 2 %epsilon sup 2)} newline
{a sub 0 - a sub 1 %epsilon - a sub 2 %epsilon sup 2} over {a sub 0 sup 2 + (-a sub 0 a sub 1 + a sub 1 a sub 0) %epsilon + (-a sub 0 a sub 2 - a sub 1 a sub 1 + a sub 2 a sub 0) %epsilon sup 2} newline
{a sub 0 - a sub 1 %epsilon - a sub 2 %epsilon sup 2} over {a sub 0 sup 2 + (-a sub 0 a sub 2 - a sub 1 a sub 1 + a sub 2 a sub 0) %epsilon sup 2} newline
{(a sub 0 - a sub 1 %epsilon - a sub 2 %epsilon sup 2)(a sub 0 sup 2 - (-a sub 0 a sub 2 - a sub 1 a sub 1 + a sub 2 a sub 0) %epsilon sup 2)} over {(a sub 0 sup 2 + (-a sub 0 a sub 2 - a sub 1 a sub 1 + a sub 2 a sub 0) %epsilon sup 2)(a sub 0 sup 2 - (-a sub 0 a sub 2 - a sub 1 a sub 1 + a sub 2 a sub 0) %epsilon sup 2)} newline
{a sub 0 sup 3 -a sub 1 a sub 0 sup 2 %epsilon + (-a sub 0 (-a sub 0 a sub 2 - a sub 1 a sub 1 + a sub 2 a sub 0) - a sub 2 a sub 0 sup 2) %epsilon sup 2} over {a sub 0 sup 4} newline
1 over a sub 0 - a sub 1 over a sub 0 sup 2 %epsilon - ((-a sub 0 a sub 2 - a sub 1 a sub 1 + a sub 2 a sub 0) + a sub 2 a sub 0) over a sub 0 sup 3 %epsilon sup 2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2:50:05</meta:creation-date>
    <meta:generator>LibreOffice/3.6$Linux_X86_64 LibreOffice_project/360m1$Build-2</meta:generator>
  </office:meta>
</office:document-meta>
</file>